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3.96mm" table:align="left" fo:keep-with-next="always"/>
    </style:style>
    <style:style style:name="Table9.A" style:family="table-column">
      <style:table-column-properties style:column-width="9.98mm"/>
    </style:style>
    <style:style style:name="Table9.B" style:family="table-column">
      <style:table-column-properties style:column-width="115.01mm"/>
    </style:style>
    <style:style style:name="Table9.C" style:family="table-column">
      <style:table-column-properties style:column-width="58.97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61mm" style:rel-width="100%" fo:margin-left="0mm" table:align="left" fo:keep-with-next="always"/>
    </style:style>
    <style:style style:name="Table5.A" style:family="table-column">
      <style:table-column-properties style:column-width="110.74mm" style:rel-column-width="6278*"/>
    </style:style>
    <style:style style:name="Table5.B" style:family="table-column">
      <style:table-column-properties style:column-width="73.87mm" style:rel-column-width="4188*"/>
    </style:style>
    <style:style style:name="Table5.1" style:family="table-row">
      <style:table-row-properties style:row-height="1.02mm"/>
    </style:style>
    <style:style style:name="Table5.A1" style:family="table-cell">
      <style:table-cell-properties style:vertical-align="middle" fo:padding="0.51mm" fo:border="none"/>
    </style:style>
    <style:style style:name="Table5.B1" style:family="table-cell">
      <style:table-cell-properties fo:padding="0.51mm" fo:border="none"/>
    </style:style>
    <style:style style:name="Table5.2" style:family="table-row">
      <style:table-row-properties style:min-row-height="0.11mm"/>
    </style:style>
    <style:style style:name="Table5.B2" style:family="table-cell">
      <style:table-cell-properties fo:padding="0.51mm" fo:border="none"/>
    </style:style>
    <style:style style:name="Table5.A3" style:family="table-cell">
      <style:table-cell-properties style:vertical-align="" fo:padding="0.51mm" fo:border="none"/>
    </style:style>
    <style:style style:name="Table5.B3" style:family="table-cell">
      <style:table-cell-properties fo:padding="0.51mm" fo:border="none"/>
    </style:style>
    <style:style style:name="Table5.B4" style:family="table-cell">
      <style:table-cell-properties fo:padding="0.51mm" fo:border="none"/>
    </style:style>
    <style:style style:name="Table5.B5" style:family="table-cell">
      <style:table-cell-properties fo:padding="0.51mm" fo:border="none"/>
    </style:style>
    <style:style style:name="Table5.B6" style:family="table-cell">
      <style:table-cell-properties fo:padding="0.51mm" fo:border="none"/>
    </style:style>
    <style:style style:name="Table5.B7" style:family="table-cell">
      <style:table-cell-properties fo:padding="0.51mm" fo:border="none"/>
    </style:style>
    <style:style style:name="Table5.A8" style:family="table-cell">
      <style:table-cell-properties style:vertical-align="bottom" fo:padding="0.51mm" fo:border="none"/>
    </style:style>
    <style:style style:name="Table5.B8" style:family="table-cell">
      <style:table-cell-properties fo:padding="0.51mm" fo:border="none"/>
    </style:style>
    <style:style style:name="Table3" style:family="table">
      <style:table-properties style:width="184.64mm" fo:margin-left="0mm" fo:margin-right="-0.04mm" table:align="margins" fo:keep-with-next="auto" style:may-break-between-rows="true"/>
    </style:style>
    <style:style style:name="Table3.A" style:family="table-column">
      <style:table-column-properties style:column-width="12.14mm" style:rel-column-width="4310*"/>
    </style:style>
    <style:style style:name="Table3.B" style:family="table-column">
      <style:table-column-properties style:column-width="74.21mm" style:rel-column-width="26336*"/>
    </style:style>
    <style:style style:name="Table3.C" style:family="table-column">
      <style:table-column-properties style:column-width="17.37mm" style:rel-column-width="6166*"/>
    </style:style>
    <style:style style:name="Table3.D" style:family="table-column">
      <style:table-column-properties style:column-width="22.07mm" style:rel-column-width="7831*"/>
    </style:style>
    <style:style style:name="Table3.E" style:family="table-column">
      <style:table-column-properties style:column-width="17.66mm" style:rel-column-width="6267*"/>
    </style:style>
    <style:style style:name="Table3.F" style:family="table-column">
      <style:table-column-properties style:column-width="20.48mm" style:rel-column-width="7267*"/>
    </style:style>
    <style:style style:name="Table3.G" style:family="table-column">
      <style:table-column-properties style:column-width="20.73mm" style:rel-column-width="7358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45.98mm" style:rel-column-width="51825*"/>
    </style:style>
    <style:style style:name="Table6.B" style:family="table-column">
      <style:table-column-properties style:column-width="38.61mm" style:rel-column-width="13710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" style:family="table">
      <style:table-properties style:width="184.7mm" fo:margin-left="0mm" fo:margin-right="-0.09mm" table:align="margins" fo:keep-with-next="auto" style:may-break-between-rows="true"/>
    </style:style>
    <style:style style:name="Table1.A" style:family="table-column">
      <style:table-column-properties style:column-width="12.14mm" style:rel-column-width="4305*"/>
    </style:style>
    <style:style style:name="Table1.B" style:family="table-column">
      <style:table-column-properties style:column-width="67.87mm" style:rel-column-width="24083*"/>
    </style:style>
    <style:style style:name="Table1.C" style:family="table-column">
      <style:table-column-properties style:column-width="18.01mm" style:rel-column-width="6390*"/>
    </style:style>
    <style:style style:name="Table1.D" style:family="table-column">
      <style:table-column-properties style:column-width="18.03mm" style:rel-column-width="6396*"/>
    </style:style>
    <style:style style:name="Table1.E" style:family="table-column">
      <style:table-column-properties style:column-width="14.99mm" style:rel-column-width="5319*"/>
    </style:style>
    <style:style style:name="Table1.G" style:family="table-column">
      <style:table-column-properties style:column-width="17.89mm" style:rel-column-width="6346*"/>
    </style:style>
    <style:style style:name="Table1.H" style:family="table-column">
      <style:table-column-properties style:column-width="17.78mm" style:rel-column-width="6306*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97mm" fo:border-left="none" fo:border-right="none" fo:border-top="0.05pt solid #000000" fo:border-bottom="none"/>
    </style:style>
    <style:style style:name="Table1.A4" style:family="table-cell">
      <style:table-cell-properties style:vertical-align="middle" fo:padding="0.97mm" fo:border="none"/>
    </style:style>
    <style:style style:name="Table1.A5" style:family="table-cell">
      <style:table-cell-properties style:vertical-align="middle" fo:padding="0.97mm" fo:border="none"/>
    </style:style>
    <style:style style:name="Table1.A6" style:family="table-cell">
      <style:table-cell-properties style:vertical-align="middle" fo:padding="0.97mm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84.59mm" fo:margin-left="0mm" fo:margin-right="0.02mm" table:align="margins"/>
    </style:style>
    <style:style style:name="Table12.A" style:family="table-column">
      <style:table-column-properties style:column-width="149.3mm" style:rel-column-width="53004*"/>
    </style:style>
    <style:style style:name="Table12.B" style:family="table-column">
      <style:table-column-properties style:column-width="35.3mm" style:rel-column-width="12531*"/>
    </style:style>
    <style:style style:name="Table1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" style:family="table">
      <style:table-properties style:width="184.59mm" fo:margin-left="0mm" fo:margin-right="0.02mm" table:align="margins"/>
    </style:style>
    <style:style style:name="Table11.A" style:family="table-column">
      <style:table-column-properties style:column-width="65.02mm" style:rel-column-width="23082*"/>
    </style:style>
    <style:style style:name="Table11.B" style:family="table-column">
      <style:table-column-properties style:column-width="32mm" style:rel-column-width="11359*"/>
    </style:style>
    <style:style style:name="Table11.C" style:family="table-column">
      <style:table-column-properties style:column-width="87.58mm" style:rel-column-width="31094*"/>
    </style:style>
    <style:style style:name="Table11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4.3" style:family="table-row">
      <style:table-row-properties style:min-row-height="6.21mm" fo:keep-together="always"/>
    </style:style>
    <style:style style:name="Table10" style:family="table">
      <style:table-properties style:width="184.61mm" table:align="margins" style:may-break-between-rows="false"/>
    </style:style>
    <style:style style:name="Table10.A" style:family="table-column">
      <style:table-column-properties style:column-width="184.61m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3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A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425e0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7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6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0" style:family="paragraph" style:parent-style-name="Standard">
      <style:text-properties officeooo:paragraph-rsid="010f5227"/>
    </style:style>
    <style:style style:name="P131" style:family="paragraph" style:parent-style-name="Standard">
      <style:text-properties officeooo:paragraph-rsid="012041c6"/>
    </style:style>
    <style:style style:name="P132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3" style:family="paragraph" style:parent-style-name="Standard">
      <style:text-properties style:font-name="Arial1" fo:font-size="6pt" style:font-size-asian="6pt" style:font-size-complex="6pt"/>
    </style:style>
    <style:style style:name="P134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5" style:family="paragraph" style:parent-style-name="Table_20_Contents">
      <style:paragraph-properties fo:margin-top="0mm" fo:margin-bottom="0m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36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" fo:font-size="10pt" style:text-underline-style="none" fo:font-weight="normal" officeooo:rsid="00fe5e40" officeooo:paragraph-rsid="014522d0" style:font-name-asian="Arial1" style:font-size-asian="10pt" style:font-weight-asian="normal" style:font-name-complex="Arial1" style:font-size-complex="10pt" style:font-weight-complex="normal"/>
    </style:style>
    <style:style style:name="P137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4522d0" style:font-name-asian="Arial1" style:font-weight-asian="normal" style:font-name-complex="Arial1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fo:font-weight="normal" officeooo:rsid="0059a260" style:font-weight-asian="norm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style:text-underline-style="none" officeooo:rsid="0059a260"/>
    </style:style>
    <style:style style:name="T8" style:family="text">
      <style:text-properties officeooo:rsid="002460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8" style:family="text">
      <style:text-properties style:font-name="Arial1" style:text-underline-style="none" officeooo:rsid="003bba78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1" officeooo:rsid="011d9851"/>
    </style:style>
    <style:style style:name="T24" style:family="text">
      <style:text-properties style:font-name="Arial1" officeooo:rsid="0185b343"/>
    </style:style>
    <style:style style:name="T25" style:family="text">
      <style:text-properties style:font-name="Arial1" officeooo:rsid="012f9236"/>
    </style:style>
    <style:style style:name="T26" style:family="text">
      <style:text-properties style:font-name="Arial1" officeooo:rsid="00245a79"/>
    </style:style>
    <style:style style:name="T27" style:family="text">
      <style:text-properties officeooo:rsid="004520e6" style:font-name-asian="Microsoft YaHei" style:font-name-complex="Mangal"/>
    </style:style>
    <style:style style:name="T28" style:family="text">
      <style:text-properties officeooo:rsid="00587dcc" style:font-name-asian="Microsoft YaHei" style:font-name-complex="Mangal"/>
    </style:style>
    <style:style style:name="T29" style:family="text">
      <style:text-properties officeooo:rsid="007255bf"/>
    </style:style>
    <style:style style:name="T3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1" style:family="text">
      <style:text-properties fo:color="#000000" fo:font-style="normal" style:text-underline-style="none" officeooo:rsid="0046a399" style:font-style-asian="normal" style:font-style-complex="normal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fo:font-weight="normal" style:font-size-asian="6pt" style:font-weight-asian="normal" style:font-size-complex="6pt" style:font-weight-complex="normal"/>
    </style:style>
    <style:style style:name="T34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5" style:family="text">
      <style:text-properties officeooo:rsid="0086630b"/>
    </style:style>
    <style:style style:name="T36" style:family="text">
      <style:text-properties officeooo:rsid="01122dc7"/>
    </style:style>
    <style:style style:name="T37" style:family="text">
      <style:text-properties officeooo:rsid="00fd8749"/>
    </style:style>
    <style:style style:name="T38" style:family="text">
      <style:text-properties officeooo:rsid="00245a79"/>
    </style:style>
    <style:style style:name="T39" style:family="text">
      <style:text-properties officeooo:rsid="011f1a45"/>
    </style:style>
    <style:style style:name="T40" style:family="text">
      <style:text-properties officeooo:rsid="011fa42e"/>
    </style:style>
    <style:style style:name="T41" style:family="text">
      <style:text-properties officeooo:rsid="004b90b4"/>
    </style:style>
    <style:style style:name="T42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3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4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76"/>
      <text:p text:style-name="P76"/>
      <text:p text:style-name="P76"/>
      <text:p text:style-name="P76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9"/>
            </table:table-cell>
            <table:table-cell table:style-name="Table9.A1" table:number-rows-spanned="2" office:value-type="string">
              <text:p text:style-name="P70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8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8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2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4"><text:text-input text:description="&lt;if test=&quot;o.partner_id.is_company and o.partner_id.vat&quot;&gt;">if company and vat</text:text-input></text:span><text:span text:style-name="T37"><text:text-input text:description="&lt;_(&quot;VAT no.&quot;)&gt;">VAT no.</text:text-input></text:span><text:span text:style-name="T11">:</text:span><text:span text:style-name="T38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62"><text:span text:style-name="T21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2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63"><text:span text:style-name="T21"><text:text-input text:description="&lt;if test=&quot;o.company_id and o.company_id.country_id and o.company_id.country_id.code == 'BA'&quot;&gt;">if company == BA</text:text-input></text:span><text:span text:style-name="T25"><text:text-input text:description="&lt;_(&quot;PDV br.:&quot;)&gt;">PDV br.:</text:text-input></text:span><text:span text:style-name="T20">:</text:span><text:span text:style-name="T22"> </text:span><text:span text:style-name="T19"><text:text-input text:description="&lt;(o.partner_id.tax or '')&gt;">TAX</text:text-input></text:span><text:span text:style-name="T20"><text:text-input text:description="&lt;/if&gt;">end if</text:text-input></text:span></text:p>
              <text:p text:style-name="P64"><text:span text:style-name="T21"><text:text-input text:description="&lt;if test=&quot;o.company_id and o.company_id.country_id and o.company_id.country_id.code == 'RS'&quot;&gt;">if company == RS</text:text-input></text:span><text:span text:style-name="T25"><text:text-input text:description="&lt;_(&quot;ID Number.&quot;)&gt;">ID Number</text:text-input></text:span><text:span text:style-name="T19">:</text:span><text:span text:style-name="T26"> </text:span><text:span text:style-name="T19"><text:text-input text:description="&lt;(o.partner_id.id_number or '')&gt;">num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41"><text:text-input text:description="&lt;_(&quot;Issue date, time and place&quot;)&gt;">Issue date, time and place</text:text-input></text:span><text:span text:style-name="T41">:</text:span></text:p>
            <text:p text:style-name="P52"><text:span text:style-name="T42"><text:text-input text:description="&lt;formatLang(o.invoicing_datetime or '',date_time=True)&gt;">invoicing_datetime</text:text-input></text:span><text:span text:style-name="T13">, </text:span><text:span text:style-name="T43"><text:text-input text:description="&lt;company.partner_id.city&gt;">City</text:text-input></text:span></text:p>
            <text:p text:style-name="P53"><text:span text:style-name="T28"><text:text-input text:description="&lt;_(&quot;Invoice date&quot;)&gt;">Invoice date</text:text-input></text:span><text:span text:style-name="T28">:</text:span><text:span text:style-name="T14"> </text:span><text:span text:style-name="T14"><text:text-input text:description="&lt;formatLang(o.date_invoice or '',date=True)&gt;">date_invoice</text:text-input></text:span></text:p>
            <text:p text:style-name="P28"><text:span text:style-name="T44"><text:text-input text:description="&lt;_(&quot;Delivery date&quot;)&gt;">Delivery date</text:text-input></text:span><text:span text:style-name="T44">: </text:span><text:span text:style-name="T12"><text:text-input text:description="&lt;formatLang(o.date_delivery or '',date=True)&gt;">Date Delivery</text:text-input></text:span></text:p>
            <text:p text:style-name="P75"><text:span text:style-name="T17"><text:text-input text:description="&lt;_(&quot;Due date&quot;)&gt;">Due date</text:text-input></text:span><text:span text:style-name="T17">: </text:span><text:span text:style-name="T18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/>
          </table:table-cell>
          <table:table-cell table:style-name="Table5.B8" table:number-rows-spanned="8" office:value-type="string">
            <text:p text:style-name="P38"/>
            <text:p text:style-name="P38"><text:span text:style-name="T33"><text:text-input text:description="&lt;if test=&quot;len(o.payment_term.line_ids or '')&gt;1&quot; &gt;">test payment terms</text:text-input></text:span><text:span text:style-name="T9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4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3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7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9"><text:span text:style-name="T31"><text:text-input text:description="&lt;/if&gt;">endtest</text:text-input></text:span><text:span text:style-name="T30"><text:s/></text:span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7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5"><text:span text:style-name="T29"><text:text-input text:description="&lt; o.state in ['proforma', 'proforma2'] and _(&quot;Proforma invoice number&quot;) or _(&quot;Invoice number&quot;) &gt;">Invoice number</text:text-input></text:span><text:span text:style-name="T29">:</text:span> <text:span text:style-name="T6"><text:text-input text:description="&lt;(o.number or '')&gt;">number</text:text-input></text:span></text:p>
          </table:table-cell>
          <table:covered-table-cell/>
        </table:table-row>
      </table:table>
      <text:p text:style-name="P8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9"><text:text-input text:description="&lt;str(o.invoice_line._ids.index(line.id)+1)&gt;">rbr</text:text-input>.</text:p>
          </table:table-cell>
          <table:table-cell table:style-name="Table3.A7" office:value-type="string">
            <text:p text:style-name="P119"><text:text-input text:description="&lt;if test=&quot;line.product_id.description&quot;&gt;">test_description</text:text-input></text:p>
            <text:p text:style-name="P111"><text:text-input text:description="&lt;line.product_id.description or ''&gt;">Product Name</text:text-input><text:span text:style-name="T35"><text:text-input text:description=""/></text:span></text:p>
            <text:p text:style-name="P121"><text:text-input text:description="&lt;/if&gt;">end_test</text:text-input></text:p>
            <text:p text:style-name="P122"><text:text-input text:description="&lt;if test=&quot;line.name&quot;&gt;">test_name</text:text-input></text:p>
            <text:p text:style-name="P113"><text:text-input text:description="&lt;line.name or ''&gt;">line_description</text:text-input></text:p>
            <text:p text:style-name="P121"><text:text-input text:description="&lt;/if&gt;">end_test</text:text-input></text:p>
          </table:table-cell>
          <table:table-cell table:style-name="Table3.A7" office:value-type="string">
            <text:p text:style-name="P12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5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6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5"><text:text-input text:description="&lt;_(&quot;SUBTOTAL&quot;)&gt;">SUBTOTAL</text:text-input>:</text:p>
            <text:p text:style-name="P92"><text:span text:style-name="T1"><text:text-input text:description="&lt;_(&quot;VAT&quot;)&gt;">VAT</text:text-input></text:span>:</text:p>
            <text:p text:style-name="P95"><text:span text:style-name="T27"><text:text-input text:description="&lt;_(&quot;TOTAL&quot;)&gt;">TOTAL</text:text-input></text:span><text:span text:style-name="T27">:</text:span></text:p>
          </table:table-cell>
          <table:table-cell table:style-name="Table6.A1" office:value-type="string">
            <text:p text:style-name="P92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92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92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33"><text:text-input text:description="&lt;/if&gt;">end_if</text:text-input></text:p>
      <text:p text:style-name="P133"/>
      <text:p text:style-name="P8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2"><text:span text:style-name="T2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0"><text:text-input text:description="&lt;str(o.invoice_line._ids.index(line.id)+1)&gt;">rbr</text:text-input>.</text:p>
          </table:table-cell>
          <table:table-cell table:style-name="Table1.A7" office:value-type="string">
            <text:p text:style-name="P120"><text:text-input text:description="&lt;if test=&quot;line.product_id.description&quot;&gt;">test_description</text:text-input></text:p>
            <text:p text:style-name="P112"><text:text-input text:description="&lt;line.product_id.description or ''&gt;">Product Name</text:text-input><text:span text:style-name="T35"><text:text-input text:description=""/></text:span></text:p>
            <text:p text:style-name="P124"><text:text-input text:description="&lt;/if&gt;">end_test</text:text-input></text:p>
            <text:p text:style-name="P123"><text:text-input text:description="&lt;if test=&quot;line.name&quot;&gt;">test_name</text:text-input></text:p>
            <text:p text:style-name="P114"><text:text-input text:description="&lt;line.name or ''&gt;">line_description</text:text-input></text:p>
            <text:p text:style-name="P124"><text:text-input text:description="&lt;/if&gt;">end_test</text:text-input></text:p>
          </table:table-cell>
          <table:table-cell table:style-name="Table1.A7" office:value-type="string">
            <text:p text:style-name="P126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7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7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8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<text:text-input text:description="&lt;_(&quot;SUBTOTAL&quot;)&gt;">SUBTOTAL</text:text-input>:</text:p>
            <text:p text:style-name="P93"><text:span text:style-name="T1"><text:text-input text:description="&lt;_(&quot;VAT&quot;)&gt;">VAT</text:text-input></text:span>:</text:p>
            <text:p text:style-name="P96"><text:span text:style-name="T27"><text:text-input text:description="&lt;_(&quot;TOTAL&quot;)&gt;">TOTAL</text:text-input></text:span><text:span text:style-name="T27">:</text:span></text:p>
          </table:table-cell>
          <table:table-cell table:style-name="Table12.A1" office:value-type="string">
            <text:p text:style-name="P93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93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93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34"><text:soft-page-break/><text:text-input text:description="&lt;/if&gt;">end_if</text:text-input></text:p>
      <text:p text:style-name="P13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6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9"><text:span text:style-name="T39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51"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9"><text:text-input text:description="&lt;_(&quot;Taxes&quot;)&gt;">_Taxes</text:text-input></text:p>
          </table:table-cell>
          <table:table-cell table:style-name="Table7.A2" office:value-type="string">
            <text:p text:style-name="P100"><text:text-input text:description="&lt;_(&quot;Base amount&quot;)&gt;">_Base amount</text:text-input></text:p>
          </table:table-cell>
          <table:table-cell table:style-name="Table7.A2" office:value-type="string">
            <text:p text:style-name="P100"><text:text-input text:description="&lt;_(&quot;Tax Amount&quot;)&gt;">_Tax Amount</text:text-input></text:p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8"/>
          </table:table-cell>
        </table:table-row>
        <table:table-row table:style-name="Table7.1">
          <table:table-cell table:style-name="Table7.A1" table:number-columns-spanned="3" office:value-type="string">
            <text:p text:style-name="P10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office:value-type="string">
            <text:p text:style-name="P101"><text:text-input text:description="&lt;line.name or ''&gt;">name</text:text-input></text:p>
          </table:table-cell>
          <table:table-cell table:style-name="Table7.A1" office:value-type="string">
            <text:p text:style-name="P10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5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3" office:value-type="string">
            <text:p text:style-name="P10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5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7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/for&gt;">End For line</text:text-input></text:p>
          </table:table-cell>
        </table:table-row>
      </table:table>
      <text:p text:style-name="P1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2"><text:text-input text:description="&lt;/if&gt;">endtest</text:text-input>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7"><text:text-input text:description="&lt;_(&quot;Internal document number&quot;)&gt;">Internal document number</text:text-input></text:span><text:span text:style-name="T5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74"/>
          </table:table-cell>
        </table:table-row>
        <table:table-row table:style-name="Table8.3">
          <table:table-cell table:style-name="Table8.A1" office:value-type="string">
            <text:p text:style-name="P97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4"><text:text-input text:description="&lt;o.partner_bank_id.acc_number or ''&gt;">bank_acc_number</text:text-input></text:p>
            <text:p text:style-name="P94"><text:text-input text:description="&lt;o.partner_bank_id.bank.name or ''&gt;">bank_name</text:text-input></text:p>
            <text:p text:style-name="P32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91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98"><text:span text:style-name="T36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5"><text:text-input text:description="&lt; _('End user')&gt;">End user</text:text-input></text:span><text:span text:style-name="T15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5"><text:span text:style-name="T8"><text:text-input text:description="&lt;_(&quot;Responsible person&quot;)&gt;">Responsible person</text:text-input></text:span><text:span text:style-name="T8">:</text:span></text:p>
            <text:p text:style-name="P128"><text:span text:style-name="T2"><text:text-input text:description="&lt;company.partner_id.user_id.name &gt;">user</text:text-input></text:span><text:span text:style-name="T3"><text:s/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6"><text:text-input text:description="&lt;company.partner_id.user_id.title &gt;">title</text:text-input></text:p>
          </table:table-cell>
          <table:table-cell table:style-name="Table8.A5" office:value-type="string">
            <text:p text:style-name="P1"/>
            <text:p text:style-name="P12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29:28.305202974</dc:date>
    <meta:editing-duration>P1DT32M22S</meta:editing-duration>
    <meta:editing-cycles>293</meta:editing-cycles>
    <meta:generator>LibreOffice/6.4.6.2$Linux_X86_64 LibreOffice_project/40$Build-2</meta:generator>
    <meta:document-statistic meta:table-count="12" meta:image-count="0" meta:object-count="0" meta:page-count="2" meta:paragraph-count="158" meta:word-count="787" meta:character-count="2328" meta:non-whitespace-character-count="2153"/>
  </office:meta>
</office:document-meta>
</file>